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535in" fo:margin-left="0.0743in" fo:margin-top="0in" fo:margin-bottom="0in" table:align="left" style:writing-mode="lr-tb"/>
    </style:style>
    <style:style style:name="Table1.A" style:family="table-column">
      <style:table-column-properties style:column-width="3.3521in"/>
    </style:style>
    <style:style style:name="Table1.B" style:family="table-column">
      <style:table-column-properties style:column-width="4.0007in"/>
    </style:style>
    <style:style style:name="Table1.1" style:family="table-row">
      <style:table-row-properties style:min-row-height="0.3063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3965in" fo:keep-together="auto"/>
    </style:style>
    <style:style style:name="Table1.3" style:family="table-row">
      <style:table-row-properties style:min-row-height="0.3944in" fo:keep-together="auto"/>
    </style:style>
    <style:style style:name="Table1.4" style:family="table-row">
      <style:table-row-properties style:min-row-height="1.1882in" fo:keep-together="auto"/>
    </style:style>
    <style:style style:name="Table1.5" style:family="table-row">
      <style:table-row-properties style:min-row-height="0.9597in" fo:keep-together="auto"/>
    </style:style>
    <style:style style:name="P1" style:family="paragraph" style:parent-style-name="Table_20_Paragraph">
      <style:paragraph-properties fo:margin-top="0in" fo:margin-bottom="0in" style:contextual-spacing="false" fo:line-height="0.2161in" fo:orphans="0" fo:widows="0"/>
    </style:style>
    <style:style style:name="P2" style:family="paragraph" style:parent-style-name="Table_20_Paragraph">
      <style:paragraph-properties fo:margin-left="0.922in" fo:margin-right="0in" fo:margin-top="0in" fo:margin-bottom="0in" style:contextual-spacing="false" fo:line-height="0.2161in" fo:orphans="0" fo:widows="0" fo:text-indent="0in" style:auto-text-indent="false"/>
    </style:style>
    <style:style style:name="P3" style:family="paragraph" style:parent-style-name="Table_20_Paragraph">
      <style:paragraph-properties fo:orphans="0" fo:widows="0"/>
    </style:style>
    <style:style style:name="P4" style:family="paragraph" style:parent-style-name="Table_20_Paragraph">
      <style:paragraph-properties fo:margin-left="0.922in" fo:margin-right="0in" fo:orphans="0" fo:widows="0" fo:text-indent="0in" style:auto-text-indent="false"/>
    </style:style>
    <style:style style:name="P5" style:family="paragraph" style:parent-style-name="Table_20_Paragraph">
      <style:paragraph-properties fo:margin-left="0.922in" fo:margin-right="0in" fo:margin-top="0.1362in" fo:margin-bottom="0in" style:contextual-spacing="false" fo:orphans="0" fo:widows="0" fo:text-indent="0in" style:auto-text-indent="false"/>
    </style:style>
    <style:style style:name="P6" style:family="paragraph" style:parent-style-name="Table_20_Paragraph">
      <style:paragraph-properties fo:margin-top="0.1728in" fo:margin-bottom="0in" style:contextual-spacing="false" fo:orphans="0" fo:widows="0"/>
    </style:style>
    <style:style style:name="P7" style:family="paragraph" style:parent-style-name="Table_20_Paragraph">
      <style:paragraph-properties fo:margin-left="0.922in" fo:margin-right="0.1272in" fo:margin-top="0.0807in" fo:margin-bottom="0in" style:contextual-spacing="false" fo:line-height="115%" fo:orphans="0" fo:widows="0" fo:text-indent="0in" style:auto-text-indent="false"/>
    </style:style>
    <style:style style:name="P8" style:family="paragraph" style:parent-style-name="Table_20_Paragraph">
      <style:paragraph-properties fo:margin-left="0.139in" fo:margin-right="0.2728in" fo:margin-top="0.0807in" fo:margin-bottom="0in" style:contextual-spacing="false" fo:line-height="115%" fo:orphans="0" fo:widows="0" fo:text-indent="0in" style:auto-text-indent="false"/>
    </style:style>
    <style:style style:name="P9" style:family="paragraph" style:parent-style-name="Table_20_Paragraph">
      <style:paragraph-properties fo:margin-top="0.1366in" fo:margin-bottom="0in" style:contextual-spacing="false" fo:line-height="0.2098in" fo:orphans="0" fo:widows="0"/>
    </style:style>
    <style:style style:name="P10" style:family="paragraph" style:parent-style-name="Table_20_Paragraph">
      <style:paragraph-properties fo:margin-left="0in" fo:margin-right="0in" fo:margin-top="0in" fo:margin-bottom="0in" style:contextual-spacing="false" fo:orphans="0" fo:widows="0" fo:text-indent="0in" style:auto-text-indent="false"/>
      <style:text-properties fo:font-size="15pt" style:font-size-asian="15pt"/>
    </style:style>
    <style:style style:name="P11" style:family="paragraph" style:parent-style-name="Text_20_body">
      <style:paragraph-properties fo:margin-top="0.0008in" fo:margin-bottom="0in" style:contextual-spacing="false"/>
      <style:text-properties fo:font-size="12.5pt" style:font-size-asian="12.5pt"/>
    </style:style>
    <style:style style:name="P12" style:family="paragraph" style:parent-style-name="Text_20_body">
      <style:text-properties fo:font-size="26pt" style:font-size-asian="26pt"/>
    </style:style>
    <style:style style:name="P13" style:family="paragraph" style:parent-style-name="Text_20_body">
      <style:paragraph-properties fo:margin-left="0.1984in" fo:margin-right="2.9035in" fo:margin-top="0.3118in" fo:margin-bottom="0in" style:contextual-spacing="false" fo:line-height="178%" fo:text-indent="0in" style:auto-text-indent="false"/>
    </style:style>
    <style:style style:name="P14" style:family="paragraph" style:parent-style-name="Text_20_body">
      <style:text-properties fo:font-size="10pt" style:font-size-asian="10pt"/>
    </style:style>
    <style:style style:name="P15" style:family="paragraph" style:parent-style-name="Text_20_body">
      <style:paragraph-properties fo:margin-top="0.0028in" fo:margin-bottom="0.0008in" style:contextual-spacing="false"/>
      <style:text-properties fo:font-size="13.5pt" style:font-size-asian="13.5pt"/>
    </style:style>
    <style:style style:name="P16" style:family="paragraph" style:parent-style-name="Text_20_body">
      <style:paragraph-properties fo:margin-left="0.1984in" fo:margin-right="0in" fo:margin-top="0.1783in" fo:margin-bottom="0in" style:contextual-spacing="false" fo:text-indent="0in" style:auto-text-indent="false"/>
    </style:style>
    <style:style style:name="P17" style:family="paragraph" style:parent-style-name="Title">
      <style:paragraph-properties fo:line-height="108%"/>
    </style:style>
    <style:style style:name="T1" style:family="text">
      <style:text-properties fo:letter-spacing="-0.0811in"/>
    </style:style>
    <style:style style:name="T2" style:family="text">
      <style:text-properties fo:letter-spacing="-0.0465in"/>
    </style:style>
    <style:style style:name="T3" style:family="text">
      <style:text-properties fo:letter-spacing="-0.0008in"/>
    </style:style>
    <style:style style:name="T4" style:family="text">
      <style:text-properties fo:letter-spacing="0.0008in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0.0008in" fo:font-weight="bold" style:font-size-asian="14pt" style:font-weight-asian="bold"/>
    </style:style>
    <style:style style:name="T7" style:family="text">
      <style:text-properties fo:font-size="14pt" fo:letter-spacing="-0.0008in" fo:font-weight="bold" style:font-size-asian="14pt" style:font-weight-asian="bold"/>
    </style:style>
    <style:style style:name="T8" style:family="text">
      <style:text-properties fo:font-size="14pt" fo:letter-spacing="-0.0008in" style:font-size-asian="14pt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officeooo:rsid="001716ec" style:font-size-asian="14pt"/>
    </style:style>
    <style:style style:name="T11" style:family="text">
      <style:text-properties fo:font-size="14pt" fo:letter-spacing="-0.0016in" style:font-size-asian="14pt"/>
    </style:style>
    <style:style style:name="T12" style:family="text">
      <style:text-properties fo:font-size="14pt" fo:letter-spacing="-0.0028in" style:font-size-asian="14pt"/>
    </style:style>
    <style:style style:name="T13" style:family="text">
      <style:text-properties fo:font-size="14pt" fo:letter-spacing="-0.002in" style:font-size-asian="14pt"/>
    </style:style>
    <style:style style:name="T14" style:family="text">
      <style:text-properties fo:font-size="14pt" fo:letter-spacing="-0.0465in" style:font-size-asian="14pt"/>
    </style:style>
    <style:style style:name="T15" style:family="text">
      <style:text-properties fo:font-size="14pt" fo:letter-spacing="-0.0035in" style:font-size-asian="14pt"/>
    </style:style>
    <style:style style:name="T16" style:family="text">
      <style:text-properties fo:font-size="14pt" fo:letter-spacing="-0.0043in" style:font-size-asian="14pt"/>
    </style:style>
    <style:style style:name="T17" style:family="text">
      <style:text-properties fo:letter-spacing="-0.0047in"/>
    </style:style>
    <style:style style:name="T18" style:family="text">
      <style:text-properties officeooo:rsid="00171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7">An Assignment on Object-Oriented<text:span text:style-name="T1"> </text:span>Programming Laboratory</text:p>
      <text:p text:style-name="P12"/>
      <text:p text:style-name="P12"/>
      <text:p text:style-name="P13">Course Title: Object-Oriented Programming Laboratory<text:span text:style-name="T2"> </text:span>Course<text:span text:style-name="T3"> </text:span>Code:<text:span text:style-name="T4"> </text:span>CSE-2102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5">Submitted</text:span><text:span text:style-name="T6"> </text:span><text:span text:style-name="T5">By</text:span></text:p>
          </table:table-cell>
          <table:table-cell table:style-name="Table1.A1" office:value-type="string">
            <text:p text:style-name="P2"><text:span text:style-name="T5">Submitted</text:span><text:span text:style-name="T7"> </text:span><text:span text:style-name="T5">To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9">Name: </text:span><text:span text:style-name="T10">Ferdaus Biswas</text:span></text:p>
          </table:table-cell>
          <table:table-cell table:style-name="Table1.A1" office:value-type="string">
            <text:p text:style-name="P4"><text:span text:style-name="T9">Nagib</text:span><text:span text:style-name="T11"> </text:span><text:span text:style-name="T9">Mahfuz</text:span></text:p>
          </table:table-cell>
        </table:table-row>
        <table:table-row table:style-name="Table1.3">
          <table:table-cell table:style-name="Table1.A1" office:value-type="string">
            <text:p text:style-name="P3"><text:span text:style-name="T9">ID: </text:span><text:span text:style-name="T10">20231080010</text:span></text:p>
          </table:table-cell>
          <table:table-cell table:style-name="Table1.A1" office:value-type="string">
            <text:p text:style-name="P4"><text:span text:style-name="T9">Senior</text:span><text:span text:style-name="T12"> </text:span><text:span text:style-name="T9">Lecturer</text:span></text:p>
          </table:table-cell>
        </table:table-row>
        <table:table-row table:style-name="Table1.4">
          <table:table-cell table:style-name="Table1.A1" office:value-type="string">
            <text:p text:style-name="P3"><text:span text:style-name="T9">Section: </text:span><text:span text:style-name="T10">B</text:span></text:p>
            <text:p text:style-name="P6"><text:span text:style-name="T9">Program:</text:span><text:span text:style-name="T8"> </text:span><text:span text:style-name="T9">HSC</text:span><text:span text:style-name="T13"> </text:span><text:span text:style-name="T9">Intake</text:span></text:p>
            <text:p text:style-name="P6"><text:span text:style-name="T9">Exam</text:span><text:span text:style-name="T12"> </text:span><text:span text:style-name="T9">Semester:</text:span><text:span text:style-name="T11"> </text:span><text:span text:style-name="T9">Spring-2024</text:span></text:p>
          </table:table-cell>
          <table:table-cell table:style-name="Table1.A1" office:value-type="string">
            <text:p text:style-name="P7"><text:span text:style-name="T9">Department of Computer Science and</text:span><text:span text:style-name="T14"> </text:span><text:span text:style-name="T9">Engineering</text:span></text:p>
            <text:p text:style-name="P5"><text:span text:style-name="T9">North</text:span><text:span text:style-name="T12"> </text:span><text:span text:style-name="T9">Western</text:span><text:span text:style-name="T12"> </text:span><text:span text:style-name="T9">University,</text:span><text:span text:style-name="T15"> </text:span><text:span text:style-name="T9">Khulna</text:span></text:p>
          </table:table-cell>
        </table:table-row>
        <table:table-row table:style-name="Table1.5">
          <table:table-cell table:style-name="Table1.A1" office:value-type="string">
            <text:p text:style-name="P8"><text:span text:style-name="T9">Department</text:span><text:span text:style-name="T16"> </text:span><text:span text:style-name="T9">of</text:span><text:span text:style-name="T13"> </text:span><text:span text:style-name="T9">Computer</text:span><text:span text:style-name="T13"> </text:span><text:span text:style-name="T9">Science</text:span><text:span text:style-name="T12"> </text:span><text:span text:style-name="T9">and</text:span><text:span text:style-name="T14"> </text:span><text:span text:style-name="T9">Engineering</text:span></text:p>
            <text:p text:style-name="P9"><text:span text:style-name="T9">North</text:span><text:span text:style-name="T12"> </text:span><text:span text:style-name="T9">Western</text:span><text:span text:style-name="T12"> </text:span><text:span text:style-name="T9">University,</text:span><text:span text:style-name="T15"> </text:span><text:span text:style-name="T9">Khulna</text:span></text:p>
          </table:table-cell>
          <table:table-cell table:style-name="Table1.A1" office:value-type="string">
            <text:p text:style-name="P10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Submission<text:span text:style-name="T17"> </text:span>Date: <text:span text:style-name="T18">04/05/202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class="chapter">
      <style:paragraph-properties fo:margin-left="1.6453in" fo:margin-right="1.7528in" fo:margin-top="0.0547in" fo:margin-bottom="0in" style:contextual-spacing="false" fo:text-indent="-0.6819in" style:auto-text-indent="false"/>
      <style:text-properties style:font-name="Times New Roman" fo:font-family="'Times New Roman'" style:font-family-generic="roman" style:font-pitch="variable" fo:font-size="24pt" fo:language="en" fo:country="US" style:font-name-asian="Times New Roman1" style:font-family-asian="'Times New Roman'" style:font-family-generic-asian="system" style:font-pitch-asian="variable" style:font-size-asian="24pt" style:language-asian="en" style:country-asian="US" style:font-name-complex="Times New Roman1" style:font-family-complex="'Times New Roman'" style:font-family-generic-complex="system" style:font-pitch-complex="variable" style:font-size-complex="24pt" style:language-complex="ar" style:country-complex="SA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39in" fo:margin-right="0in" fo:margin-top="0.0827in" fo:margin-bottom="0in" style:contextual-spacing="false" fo:text-indent="0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0972in" fo:margin-bottom="0.1945in" fo:margin-left="0.7917in" fo:margin-right="0in" style:writing-mode="lr-tb" style:layout-grid-color="#c0c0c0" style:layout-grid-lines="264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gib Mahfuz</meta:initial-creator>
    <meta:creation-date>2024-05-02T07:15:09</meta:creation-date>
    <dc:date>2024-05-02T13:14:07.902902772</dc:date>
    <meta:editing-duration>PT2M11S</meta:editing-duration>
    <meta:generator>LibreOffice/7.3.7.2$Linux_X86_64 LibreOffice_project/30$Build-2</meta:generator>
    <meta:editing-cycles>1</meta:editing-cycles>
    <meta:document-statistic meta:table-count="1" meta:image-count="0" meta:object-count="0" meta:page-count="1" meta:paragraph-count="16" meta:word-count="58" meta:character-count="453" meta:non-whitespace-character-count="411"/>
    <meta:user-defined meta:name="AppVersion">12.0000</meta:user-defined>
    <meta:user-defined meta:name="Created" meta:value-type="date">2024-04-27T00:00:00</meta:user-defined>
    <meta:user-defined meta:name="Creator">Microsoft® Word 2016</meta:user-defined>
    <meta:user-defined meta:name="LastSaved" meta:value-type="date">2024-05-02T00:00:00</meta:user-defined>
    <meta:template xlink:type="simple" xlink:actuate="onRequest" xlink:title="Normal" xlink:href=""/>
  </office:meta>
</office:document-meta>
</file>